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text-properties style:use-window-font-color="true" style:font-name="Arial" fo:language="pt" fo:country="BR" style:letter-kerning="true" style:language-asian="zh" style:country-asian="CN" style:font-name-complex="Arial" style:font-size-complex="10pt" style:language-complex="ar" style:country-complex="SA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4b5cce" officeooo:paragraph-rsid="00023a1f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bold" officeooo:rsid="00023a1f" officeooo:paragraph-rsid="00023a1f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4da0a8" officeooo:paragraph-rsid="0002101b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7" style:family="paragraph" style:parent-style-name="LO-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2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paragraph-rsid="000853f2" style:letter-kerning="true" style:font-name-asian="Times New Roman" style:font-weight-asian="normal" style:font-name-complex="Arial" style:font-size-complex="10pt" style:language-complex="ar" style:country-complex="SA"/>
    </style:style>
    <style:style style:name="P29" style:family="paragraph" style:parent-style-name="Listabul" style:list-style-name="L3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-1.244cm"/>
        </style:tab-stops>
      </style:paragraph-properties>
      <style:text-properties style:use-window-font-color="true" style:font-name="Arial" fo:language="pt" fo:country="BR" fo:font-weight="bold" officeooo:rsid="00023a1f" officeooo:paragraph-rsid="00023a1f" style:letter-kerning="true" style:font-weight-asian="bold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2101b" officeooo:paragraph-rsid="0002101b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07aab8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font-weight-asian="normal" style:font-name-complex="Arial" style:font-size-complex="11pt" style:language-complex="ar" style:country-complex="SA"/>
    </style:style>
    <style:style style:name="T7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8" style:family="text">
      <style:text-properties fo:font-size="11pt" style:font-name-asian="Times New Roman" style:font-size-asian="11pt"/>
    </style:style>
    <style:style style:name="T9" style:family="text">
      <style:text-properties fo:font-size="11pt" officeooo:rsid="00023a1f" style:font-name-asian="Times New Roman" style:font-size-asian="11pt" style:font-size-complex="11pt"/>
    </style:style>
    <style:style style:name="T10" style:family="text">
      <style:text-properties fo:font-size="10pt" style:font-name-asian="Times New Roman" style:font-size-asian="10pt"/>
    </style:style>
    <style:style style:name="T11" style:family="text">
      <style:text-properties fo:font-size="10pt" officeooo:rsid="004b5cce" style:font-name-asian="Times New Roman" style:font-size-asian="10pt"/>
    </style:style>
    <style:style style:name="T12" style:family="text">
      <style:text-properties fo:font-size="10pt" officeooo:rsid="0007aab8" style:font-name-asian="Times New Roman" style:font-size-asian="10pt"/>
    </style:style>
    <style:style style:name="T13" style:family="text">
      <style:text-properties fo:font-size="10pt" fo:font-weight="normal" style:font-name-asian="Times New Roman" style:font-size-asian="10pt" style:language-asian="zh" style:country-asian="CN" style:font-weight-asian="normal" style:font-weight-complex="normal"/>
    </style:style>
    <style:style style:name="T14" style:family="text">
      <style:text-properties fo:font-size="10pt" fo:font-weight="normal" style:font-name-asian="Arial" style:font-size-asian="10pt" style:language-asian="zh" style:country-asian="CN" style:font-weight-asian="normal" style:font-weight-complex="normal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853f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1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1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4">GRH</text:span> – Gestão de <text:span text:style-name="T4">Recursos Humanos</text:span></text:p>
      <text:p text:style-name="P8"/>
      <text:p text:style-name="P6">Documento de Especificação de Caso de Uso</text:p>
      <text:p text:style-name="P6"/>
      <text:p text:style-name="P7">UC0<text:span text:style-name="T4">4</text:span> – <text:span text:style-name="T4">Vincular Membros à projetos</text:span></text:p>
      <text:p text:style-name="P9"/>
      <text:p text:style-name="P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8">01/04/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9">Antonio Erivelton Facundo da Cunh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18">28/04/2015</text:p>
          </table:table-cell>
          <table:table-cell table:style-name="Tabela1.A3" office:value-type="string">
            <text:p text:style-name="P18">2.0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30"/>
          </table:table-cell>
        </table:table-row>
      </table:table>
      <text:section text:style-name="Sect1" text:name="Seção1">
        <text:list xml:id="list1398537393341239529" text:style-name="WW8Num2">
          <text:list-item>
            <text:h text:style-name="P23" text:outline-level="1"><text:bookmark-start text:name="_Ref418497390"/><text:bookmark-start text:name="_Ref439573339"/>CASOS DE USO: <text:span text:style-name="T4">VINCULAR MEMBROS A PROJETOS </text:span></text:h>
            <text:list>
              <text:list-item>
                <text:h text:style-name="P24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2"><text:span text:style-name="Fonte_20_parág._20_padrão"><text:span text:style-name="T5">Este caso de uso descreve o processo em que um coordenador de um projeto irá vincular participantes ao projeto cadastrado.</text:span></text:span></text:p>
        <text:list xml:id="list90818004277074" text:continue-numbering="true" text:style-name="WW8Num2">
          <text:list-item>
            <text:list>
              <text:list-item>
                <text:h text:style-name="P25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4">Coordenador do Projeto</text:span></text:p>
        <text:list xml:id="list90818937979906" text:continue-numbering="true" text:style-name="WW8Num2">
          <text:list-item>
            <text:list>
              <text:list-item>
                <text:h text:style-name="P25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4">O coordenador aciona selecionar estagiários para projeto para vincular membros ao projeto desejado</text:span></text:p>
        <text:p text:style-name="P3">2.<text:tab/><text:span text:style-name="T4">O coordenador vincula participantes na aba de atualizar vínculos</text:span></text:p>
        <text:p text:style-name="P5"><text:s/><text:tab/>- O coordenador tem a opção de vincular mais de um participante</text:p>
        <text:p text:style-name="P2">3.<text:tab/><text:span text:style-name="T4">Os participantes vinculados são visualizados em ordem alfabética na aba de detalhes do projeto</text:span></text:p>
        <text:p text:style-name="P2"/>
        <text:list xml:id="list1212921720950537013" text:style-name="L1">
          <text:list-header>
            <text:p text:style-name="P27">1.3.1<text:span text:style-name="T7"> <text:s text:c="4"/></text:span><text:span text:style-name="T6">Informações especificas do caso de uso</text:span></text:p>
          </text:list-header>
        </text:list>
        <text:p text:style-name="P28"><text:span text:style-name="T16"><text:tab/><text:tab/>1.<text:tab/>O coordenador aciona selecionar estagiários para projeto para desvincular membros ao projeto desejado</text:span></text:p>
        <text:p text:style-name="P28"><text:span text:style-name="T16"><text:tab/><text:tab/>2.<text:tab/>O coordenador desvincula participantes na aba de atualizar vínculos</text:span></text:p>
        <text:p text:style-name="P28"><text:span text:style-name="T16"><text:tab/><text:tab/><text:tab/>- O coordenador tem a opção de desvincular mais de um participante</text:span></text:p>
        <text:p text:style-name="P28"><text:tab/><text:tab/><text:span text:style-name="T16">3.<text:tab/>Uma nova lista de participantes é visualizada em ordem alfabética sem os participantes que foram desvinculados <text:s/></text:span></text:p>
        <text:list xml:id="list90817818379212" text:continue-list="list90818937979906" text:style-name="WW8Num2">
          <text:list-item>
            <text:list>
              <text:list-item>
                <text:h text:style-name="P26" text:outline-level="2"><text:soft-page-break/>Requisitos Especiais</text:h>
              </text:list-item>
            </text:list>
          </text:list-item>
        </text:list>
        <text:p text:style-name="P12">A interface não deve permitir a inclusão de participantes não cadastrados no banco.</text:p>
        <text:p text:style-name="P12"/>
        <text:p text:style-name="P16">1.5<text:tab/>Fluxos Alternativos</text:p>
        <text:p text:style-name="P16"><text:tab/><text:span text:style-name="T15">Não se aplica</text:span></text:p>
        <text:p text:style-name="P33"/>
        <text:p text:style-name="P16">1.6<text:tab/>Fluxos de Exceção</text:p>
        <text:p text:style-name="P16"><text:tab/><text:span text:style-name="T15">Não se aplica</text:span></text:p>
        <text:p text:style-name="P12"/>
        <text:list xml:id="list445534635681167606" text:style-name="L2">
          <text:list-header>
            <text:p text:style-name="P34"><text:span text:style-name="T11">1.</text:span><text:span text:style-name="T12">7</text:span><text:span text:style-name="T9"> <text:tab/>Pré-Condições</text:span></text:p>
          </text:list-header>
        </text:list>
        <text:p text:style-name="P13">Projeto cadastrado no sistema.</text:p>
        <text:p text:style-name="P13"/>
        <text:list xml:id="list90819124673699" text:continue-numbering="true" text:style-name="L2">
          <text:list-header>
            <text:p text:style-name="P35"><text:span text:style-name="T10">1.</text:span><text:span text:style-name="T12">8</text:span><text:span text:style-name="T10"> </text:span><text:span text:style-name="T8"><text:tab/>Pós-Condições</text:span></text:p>
            <text:p text:style-name="P36">Participantes vinculados ao projeto.</text:p>
          </text:list-header>
        </text:list>
        <text:p text:style-name="P15">Usuário Autenticado: </text:p>
        <text:list xml:id="list4005135042515567597" text:style-name="L3">
          <text:list-item>
            <text:p text:style-name="P29"><text:span text:style-name="T13">Para</text:span><text:span text:style-name="Fonte_20_parág._20_padrão"><text:span text:style-name="T14"> </text:span></text:span><text:span text:style-name="T13">que</text:span><text:span text:style-name="Fonte_20_parág._20_padrão"><text:span text:style-name="T14"> </text:span></text:span><text:span text:style-name="T13">o</text:span><text:span text:style-name="Fonte_20_parág._20_padrão"><text:span text:style-name="T14"> </text:span></text:span><text:span text:style-name="T13">caso</text:span><text:span text:style-name="Fonte_20_parág._20_padrão"><text:span text:style-name="T14"> </text:span></text:span><text:span text:style-name="T13">de</text:span><text:span text:style-name="Fonte_20_parág._20_padrão"><text:span text:style-name="T14"> </text:span></text:span><text:span text:style-name="T13">uso</text:span><text:span text:style-name="Fonte_20_parág._20_padrão"><text:span text:style-name="T14"> </text:span></text:span><text:span text:style-name="T13">seja</text:span><text:span text:style-name="Fonte_20_parág._20_padrão"><text:span text:style-name="T14"> </text:span></text:span><text:span text:style-name="T13">iniciado</text:span><text:span text:style-name="Fonte_20_parág._20_padrão"><text:span text:style-name="T14"> </text:span></text:span><text:span text:style-name="T13">é</text:span><text:span text:style-name="Fonte_20_parág._20_padrão"><text:span text:style-name="T14"> </text:span></text:span><text:span text:style-name="T13">necessário</text:span><text:span text:style-name="Fonte_20_parág._20_padrão"><text:span text:style-name="T14"> </text:span></text:span><text:span text:style-name="T13">que</text:span><text:span text:style-name="Fonte_20_parág._20_padrão"><text:span text:style-name="T14"> </text:span></text:span><text:span text:style-name="T13">o</text:span><text:span text:style-name="Fonte_20_parág._20_padrão"><text:span text:style-name="T14"> </text:span></text:span><text:span text:style-name="T13">usuário</text:span><text:span text:style-name="Fonte_20_parág._20_padrão"><text:span text:style-name="T14"> </text:span></text:span><text:span text:style-name="T13">esteja</text:span><text:span text:style-name="Fonte_20_parág._20_padrão"><text:span text:style-name="T14"> </text:span></text:span><text:span text:style-name="T13">autenticado</text:span><text:span text:style-name="Fonte_20_parág._20_padrão"><text:span text:style-name="T14"> </text:span></text:span><text:span text:style-name="T13">no</text:span><text:span text:style-name="Fonte_20_parág._20_padrão"><text:span text:style-name="T14"> </text:span></text:span><text:span text:style-name="T13">sistema</text:span><text:span text:style-name="Fonte_20_parág._20_padrão"><text:span text:style-name="T14"> </text:span></text:span><text:span text:style-name="T13">e</text:span><text:span text:style-name="Fonte_20_parág._20_padrão"><text:span text:style-name="T14"> </text:span></text:span><text:span text:style-name="T13">possua</text:span><text:span text:style-name="Fonte_20_parág._20_padrão"><text:span text:style-name="T14"> </text:span></text:span><text:span text:style-name="T13">permissão</text:span><text:span text:style-name="Fonte_20_parág._20_padrão"><text:span text:style-name="T14"> </text:span></text:span><text:span text:style-name="T13">de</text:span><text:span text:style-name="Fonte_20_parág._20_padrão"><text:span text:style-name="T14"> </text:span></text:span><text:span text:style-name="T13">acesso</text:span><text:span text:style-name="Fonte_20_parág._20_padrão"><text:span text:style-name="T14"> </text:span></text:span><text:span text:style-name="T13">a</text:span><text:span text:style-name="Fonte_20_parág._20_padrão"><text:span text:style-name="T14"> </text:span></text:span><text:span text:style-name="T13">esta</text:span><text:span text:style-name="Fonte_20_parág._20_padrão"><text:span text:style-name="T14"> </text:span></text:span><text:span text:style-name="T13">funcionalidade.</text:span></text:p>
          </text:list-item>
        </text:list>
        <text:p text:style-name="P11"/>
        <text:p text:style-name="P14"/>
        <text:p text:style-name="P10"/>
        <text:p text:style-name="P12"/>
        <text:p text:style-name="P10"/>
        <text:p text:style-name="P4"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18T09:08:17.278659567</dc:date>
    <meta:print-date>2007-05-07T23:41:00</meta:print-date>
    <meta:editing-cycles>9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43" meta:word-count="265" meta:character-count="1715" meta:non-whitespace-character-count="147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